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e74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e74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e74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e74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e74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e74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e74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e74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e74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e74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e74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e74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e74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e74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e74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e74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e74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rnesto Alejandro  Gómez Maestre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0/11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78154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amon Antonio  Gomez Orda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93620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9.74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0" meta:non-whitespace-character-count="1000"/>
    <meta:template xlink:type="simple" xlink:actuate="onRequest" xlink:title="Normal" xlink:href=""/>
  </office:meta>
</office:document-meta>
</file>